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6332" officeooo:paragraph-rsid="00176332"/>
    </style:style>
    <style:style style:name="P2" style:family="paragraph" style:parent-style-name="Standard">
      <style:paragraph-properties fo:text-align="center" style:justify-single-word="false"/>
      <style:text-properties officeooo:rsid="00176332" officeooo:paragraph-rsid="00176332"/>
    </style:style>
    <style:style style:name="P3" style:family="paragraph" style:parent-style-name="Standard">
      <style:text-properties officeooo:rsid="00176332" officeooo:paragraph-rsid="00182503"/>
    </style:style>
    <style:style style:name="P4" style:family="paragraph" style:parent-style-name="Standard">
      <style:text-properties officeooo:rsid="00176332" officeooo:paragraph-rsid="00197ec7"/>
    </style:style>
    <style:style style:name="P5" style:family="paragraph" style:parent-style-name="Standard">
      <style:text-properties officeooo:rsid="00182503" officeooo:paragraph-rsid="00182503"/>
    </style:style>
    <style:style style:name="P6" style:family="paragraph" style:parent-style-name="Standard">
      <style:text-properties officeooo:rsid="00182503" officeooo:paragraph-rsid="00197ec7"/>
    </style:style>
    <style:style style:name="P7" style:family="paragraph" style:parent-style-name="Standard">
      <style:text-properties fo:font-style="italic" officeooo:rsid="00176332" officeooo:paragraph-rsid="00176332" style:font-style-asian="italic" style:font-style-complex="italic"/>
    </style:style>
    <style:style style:name="P8" style:family="paragraph" style:parent-style-name="Standard">
      <style:text-properties officeooo:rsid="00197ec7" officeooo:paragraph-rsid="00197ec7"/>
    </style:style>
    <style:style style:name="P9" style:family="paragraph" style:parent-style-name="Standard">
      <style:text-properties officeooo:rsid="001a0a46" officeooo:paragraph-rsid="001a0a46"/>
    </style:style>
    <style:style style:name="P10" style:family="paragraph" style:parent-style-name="Standard">
      <style:text-properties officeooo:rsid="001a0a46" officeooo:paragraph-rsid="001b4711"/>
    </style:style>
    <style:style style:name="P11" style:family="paragraph" style:parent-style-name="Standard">
      <style:text-properties officeooo:rsid="001b3578" officeooo:paragraph-rsid="001b3578"/>
    </style:style>
    <style:style style:name="P12" style:family="paragraph" style:parent-style-name="Standard">
      <style:text-properties officeooo:rsid="001b4711" officeooo:paragraph-rsid="001b4711"/>
    </style:style>
    <style:style style:name="P13" style:family="paragraph" style:parent-style-name="Standard">
      <style:text-properties officeooo:rsid="000eec7f" officeooo:paragraph-rsid="001d48ff"/>
    </style:style>
    <style:style style:name="P14" style:family="paragraph" style:parent-style-name="Standard">
      <style:text-properties officeooo:rsid="000eec7f" officeooo:paragraph-rsid="001a0a46"/>
    </style:style>
    <style:style style:name="P15" style:family="paragraph" style:parent-style-name="Standard">
      <style:text-properties officeooo:rsid="000e31fb" officeooo:paragraph-rsid="001d48ff"/>
    </style:style>
    <style:style style:name="P16" style:family="paragraph" style:parent-style-name="Standard">
      <style:text-properties officeooo:rsid="0010fcd8" officeooo:paragraph-rsid="001d48ff"/>
    </style:style>
    <style:style style:name="P17" style:family="paragraph" style:parent-style-name="Standard">
      <style:text-properties officeooo:rsid="001e529a" officeooo:paragraph-rsid="001e529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a0a46"/>
    </style:style>
    <style:style style:name="T3" style:family="text">
      <style:text-properties style:text-position="sub 58%" officeooo:rsid="001b3578"/>
    </style:style>
    <style:style style:name="T4" style:family="text">
      <style:text-properties style:text-position="sub 58%" officeooo:rsid="000ef237"/>
    </style:style>
    <style:style style:name="T5" style:family="text">
      <style:text-properties style:text-position="sub 58%" officeooo:rsid="001d48ff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82503"/>
    </style:style>
    <style:style style:name="T8" style:family="text">
      <style:text-properties style:text-position="0% 100%" officeooo:rsid="00197ec7"/>
    </style:style>
    <style:style style:name="T9" style:family="text">
      <style:text-properties style:text-position="0% 100%" officeooo:rsid="001a0a46"/>
    </style:style>
    <style:style style:name="T10" style:family="text">
      <style:text-properties style:text-position="0% 100%" officeooo:rsid="001b3578"/>
    </style:style>
    <style:style style:name="T11" style:family="text">
      <style:text-properties style:text-position="0% 100%" officeooo:rsid="001b4711"/>
    </style:style>
    <style:style style:name="T12" style:family="text">
      <style:text-properties style:text-position="0% 100%" officeooo:rsid="001c27b7"/>
    </style:style>
    <style:style style:name="T13" style:family="text">
      <style:text-properties style:text-position="0% 100%" officeooo:rsid="001d48ff"/>
    </style:style>
    <style:style style:name="T14" style:family="text">
      <style:text-properties style:text-position="0% 100%" officeooo:rsid="000e31fb"/>
    </style:style>
    <style:style style:name="T15" style:family="text">
      <style:text-properties style:text-position="0% 100%" officeooo:rsid="001f8830"/>
    </style:style>
    <style:style style:name="T16" style:family="text">
      <style:text-properties officeooo:rsid="00182503"/>
    </style:style>
    <style:style style:name="T17" style:family="text">
      <style:text-properties officeooo:rsid="00197ec7"/>
    </style:style>
    <style:style style:name="T18" style:family="text">
      <style:text-properties officeooo:rsid="001d48ff"/>
    </style:style>
    <style:style style:name="T19" style:family="text">
      <style:text-properties officeooo:rsid="001078ad"/>
    </style:style>
    <style:style style:name="T20" style:family="text">
      <style:text-properties officeooo:rsid="000ef237"/>
    </style:style>
    <style:style style:name="T21" style:family="text">
      <style:text-properties officeooo:rsid="000eec7f"/>
    </style:style>
    <style:style style:name="T22" style:family="text">
      <style:text-properties officeooo:rsid="000e31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main Constraint Notation</text:p>
      <text:p text:style-name="P2">by Sven Nilsen, 2017</text:p>
      <text:p text:style-name="P1"/>
      <text:p text:style-name="P7">A domain constraint turns a total function into a partial function. This path semantical notation is used to add support for reasoning about partial functions and relations between domain and co-domains. <text:span text:style-name="T16">The notation is designed to work seamlessly with asymmetric path notation.</text:span></text:p>
      <text:p text:style-name="P1"/>
      <text:p text:style-name="P1">Here is a domain constraint of a single argument function:</text:p>
      <text:p text:style-name="P1"/>
      <text:p text:style-name="P1"><text:tab/>f{T<text:span text:style-name="T1">A</text:span>}</text:p>
      <text:p text:style-name="P1"/>
      <text:p text:style-name="P1"><text:tab/>f : A → B</text:p>
      <text:p text:style-name="P1"/>
      <text:p text:style-name="P1">Notice that the curly braces are written after the function, similar to <text:span text:style-name="T16">when calling a function with arguments</text:span>. <text:span text:style-name="T16">The difference is that, instead of returning a value, the function is converted into a partial function.</text:span></text:p>
      <text:p text:style-name="P1"/>
      <text:p text:style-name="P1">For example, <text:span text:style-name="T16">the following partial function:</text:span></text:p>
      <text:p text:style-name="P1"/>
      <text:p text:style-name="P1"><text:tab/><text:span text:style-name="T16">f(a : [g] true) = { … }</text:span></text:p>
      <text:p text:style-name="P3"/>
      <text:p text:style-name="P3"><text:tab/>g : A → bool</text:p>
      <text:p text:style-name="P1"/>
      <text:p text:style-name="P5">Can be written as:</text:p>
      <text:p text:style-name="P1"/>
      <text:p text:style-name="P1"><text:tab/>f{[g] true}<text:span text:style-name="T17">(a) = { … }</text:span></text:p>
      <text:p text:style-name="P1"/>
      <text:p text:style-name="P1"><text:tab/>[g] true : T<text:span text:style-name="T1">A</text:span></text:p>
      <text:p text:style-name="P1"><text:span text:style-name="T6"/></text:p>
      <text:p text:style-name="P8"><text:span text:style-name="T6">Domain constraints can be used as an intermediate step to transform a function definition with dependent sub-types into paths:</text:span></text:p>
      <text:p text:style-name="P1"><text:span text:style-name="T7"/></text:p>
      <text:p text:style-name="P5"><text:span text:style-name="T6"><text:tab/>add(a : [even] x, b : [even] y) → [even] x == y { a + b }</text:span></text:p>
      <text:p text:style-name="P5"><text:span text:style-name="T6"><text:tab/>add{[even] x, [even] y}(a, b) → [even] x == y { a + b }</text:span></text:p>
      <text:p text:style-name="P5"><text:span text:style-name="T6"><text:tab/>add[even ⨯ </text:span><text:span text:style-name="T8">even → even</text:span><text:span text:style-name="T6">](x, y) = x == y</text:span></text:p>
      <text:p text:style-name="P6"><text:span text:style-name="T6"><text:tab/>add[even](x, y) = x == y</text:span></text:p>
      <text:p text:style-name="P4"><text:span text:style-name="T6"><text:tab/></text:span><text:span text:style-name="T7">add[even] &lt;=&gt; eq</text:span></text:p>
      <text:p text:style-name="P4"><text:span text:style-name="T7"/></text:p>
      <text:p text:style-name="P8"><text:span text:style-name="T13">E</text:span><text:span text:style-name="T6">mpty </text:span><text:span text:style-name="T13">pair of curly braces</text:span><text:span text:style-name="T6"> </text:span><text:span text:style-name="T9">creates a higher order function that takes a domain constraint for each input:</text:span></text:p>
      <text:p text:style-name="P8"><text:span text:style-name="T9"/></text:p>
      <text:p text:style-name="P8"><text:span text:style-name="T9"><text:tab/>f : A → B</text:span></text:p>
      <text:p text:style-name="P8"><text:span text:style-name="T9"><text:tab/>f{} : T</text:span><text:span text:style-name="T2">A</text:span><text:span text:style-name="T9"> → A → B</text:span></text:p>
      <text:p text:style-name="P8"><text:span text:style-name="T9"/></text:p>
      <text:p text:style-name="P8"><text:span text:style-name="T9"><text:tab/>f : A → B → C</text:span></text:p>
      <text:p text:style-name="P8"><text:span text:style-name="T9"><text:tab/>f{} : T</text:span><text:span text:style-name="T2">A</text:span><text:span text:style-name="T9"> → T</text:span><text:span text:style-name="T2">B</text:span><text:span text:style-name="T9"> → A → B → C</text:span></text:p>
      <text:p text:style-name="P8"><text:span text:style-name="T9"/></text:p>
      <text:p text:style-name="P12"><text:soft-page-break/><text:span text:style-name="T6">Domain constraints follow a different application rule than normal variables, a bit similar to slot lambda calculus.</text:span><text:span text:style-name="T9"> If you pass a </text:span><text:span text:style-name="T10">function </text:span><text:span text:style-name="T6">that ends with `A → bool`</text:span><text:span text:style-name="T10"> to an argument of domain constraint type `T</text:span><text:span text:style-name="T3">A</text:span><text:span text:style-name="T10">`, then </text:span><text:span text:style-name="T6">the application rule behaves like a higher order function.</text:span></text:p>
      <text:p text:style-name="P9"><text:span text:style-name="T6"/></text:p>
      <text:p text:style-name="P10"><text:span text:style-name="T6"><text:tab/>f{}(g)(</text:span><text:span text:style-name="T10">b</text:span><text:span text:style-name="T6">) </text:span><text:span text:style-name="T11">&lt;=&gt; f{g}(b)</text:span><text:span text:style-name="T6"> &lt;=&gt; </text:span><text:span text:style-name="T12">f{g(b)} &lt;=&gt;</text:span><text:span text:style-name="T6"> f{[g(</text:span><text:span text:style-name="T10">b</text:span><text:span text:style-name="T6">)] </text:span><text:span text:style-name="T10">true</text:span><text:span text:style-name="T6">}</text:span></text:p>
      <text:p text:style-name="P9"><text:span text:style-name="T6"/></text:p>
      <text:p text:style-name="P9"><text:span text:style-name="T6"><text:tab/>f : </text:span><text:span text:style-name="T10">A</text:span><text:span text:style-name="T6"> → C</text:span></text:p>
      <text:p text:style-name="P9"><text:span text:style-name="T6"><text:tab/>g : </text:span><text:span text:style-name="T10">B</text:span><text:span text:style-name="T6"> → </text:span><text:span text:style-name="T10">A</text:span><text:span text:style-name="T6"> → bool</text:span></text:p>
      <text:p text:style-name="P11"><text:span text:style-name="T6"><text:tab/>f{} : T</text:span><text:span text:style-name="T1">A</text:span><text:span text:style-name="T6"> → A → C</text:span></text:p>
      <text:p text:style-name="P9"><text:span text:style-name="T6"><text:tab/>f{</text:span><text:span text:style-name="T11">g</text:span><text:span text:style-name="T6">} : </text:span><text:span text:style-name="T10">B</text:span><text:span text:style-name="T6"> → </text:span><text:span text:style-name="T10">A</text:span><text:span text:style-name="T6"> → C</text:span></text:p>
      <text:p text:style-name="P9"><text:span text:style-name="T10"><text:tab/></text:span><text:span text:style-name="T11">f{g}(b) : A → C</text:span></text:p>
      <text:p text:style-name="P9"><text:span text:style-name="T11"/></text:p>
      <text:p text:style-name="P17"><text:span text:style-name="T11">T</text:span><text:span text:style-name="T6">he function `f{}` is called the universal of `f`.</text:span></text:p>
      <text:p text:style-name="P1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47:55.995900000</meta:creation-date>
    <dc:date>2017-06-01T16:25:17.076200000</dc:date>
    <meta:editing-duration>PT3M48S</meta:editing-duration>
    <meta:editing-cycles>1</meta:editing-cycles>
    <meta:document-statistic meta:table-count="0" meta:image-count="0" meta:object-count="0" meta:page-count="2" meta:paragraph-count="32" meta:word-count="346" meta:character-count="1699" meta:non-whitespace-character-count="1364"/>
    <meta:generator>LibreOffice/5.1.2.2$MacOSX_X86_64 LibreOffice_project/d3bf12ecb743fc0d20e0be0c58ca359301eb705f</meta:generator>
  </office:meta>
</office:document-meta>
</file>